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29ee1" draw:textarea-horizontal-align="justify" draw:textarea-vertical-align="middle" draw:auto-grow-height="false" fo:min-height="2.15cm" fo:min-width="3.3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15cm" fo:min-width="3.3cm"/>
      <style:paragraph-properties style:writing-mode="lr-tb"/>
    </style:style>
    <style:style style:name="gr3" style:family="graphic" style:parent-style-name="standard">
      <style:graphic-properties draw:fill="solid" draw:fill-color="#fc4369" draw:textarea-horizontal-align="justify" draw:textarea-vertical-align="middle" draw:auto-grow-height="false" fo:min-height="2.15cm" fo:min-width="3.3cm"/>
      <style:paragraph-properties style:writing-mode="lr-tb"/>
    </style:style>
    <style:style style:name="gr4" style:family="graphic" style:parent-style-name="standard">
      <style:graphic-properties draw:fill-color="#72cfb0" draw:textarea-horizontal-align="justify" draw:textarea-vertical-align="middle" draw:auto-grow-height="false" fo:min-height="2.15cm" fo:min-width="3.3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fill-color="#72cfb0" draw:textarea-horizontal-align="justify" draw:textarea-vertical-align="middle" draw:auto-grow-height="false" fo:min-height="2.15cm" fo:min-width="4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29ee1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c4369"/>
      <style:paragraph-properties fo:text-align="center"/>
    </style:style>
    <style:style style:name="P5" style:family="paragraph">
      <loext:graphic-properties draw:fill-color="#72cfb0"/>
      <style:paragraph-properties fo:text-align="center"/>
    </style:style>
    <style:style style:name="P6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8cm" svg:height="2.4cm" svg:x="5.2cm" svg:y="4.6cm">
          <text:p text:style-name="P1">reader.py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3.8cm" svg:height="2.4cm" svg:x="14cm" svg:y="4.6cm">
          <text:p text:style-name="P1">test.fa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8cm" svg:height="2.4cm" svg:x="14cm" svg:y="8.5cm">
          <text:p text:style-name="P1">Acompile.py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8cm" svg:height="2.4cm" svg:x="1.9cm" svg:y="8.5cm">
          <text:p text:style-name="P1">compile.py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3.8cm" svg:height="2.4cm" svg:x="7.9cm" svg:y="8.5cm">
          <text:p text:style-name="P1">evaluation.py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3.8cm" svg:y1="8.5cm" svg:x2="5.2cm" svg:y2="5.8cm" draw:start-shape="id1" draw:start-glue-point="0" draw:end-shape="id2" draw:end-glue-point="3" svg:d="M3800 8500v-2700h1400" svg:viewBox="0 0 1401 2701">
          <text:p/>
        </draw:connector>
        <draw:connector draw:style-name="gr5" draw:text-style-name="P6" draw:layer="layout" svg:x1="9cm" svg:y1="5.8cm" svg:x2="9.8cm" svg:y2="8.5cm" draw:start-shape="id2" draw:start-glue-point="1" draw:end-shape="id3" draw:end-glue-point="0" svg:d="M9000 5800h800v2700" svg:viewBox="0 0 801 2701">
          <text:p/>
        </draw:connector>
        <draw:connector draw:style-name="gr6" draw:text-style-name="P6" draw:layer="layout" draw:type="line" svg:x1="14cm" svg:y1="9.7cm" svg:x2="11.7cm" svg:y2="9.7cm" draw:start-shape="id4" draw:start-glue-point="3" draw:end-shape="id3" draw:end-glue-point="1" svg:d="M14000 9700h-2300" svg:viewBox="0 0 2301 1">
          <text:p/>
        </draw:connector>
        <draw:connector draw:style-name="gr6" draw:text-style-name="P6" draw:layer="layout" draw:type="line" svg:x1="9cm" svg:y1="5.8cm" svg:x2="14cm" svg:y2="5.8cm" draw:start-shape="id2" draw:start-glue-point="1" draw:end-shape="id5" draw:end-glue-point="3" svg:d="M9000 5800h5000" svg:viewBox="0 0 5001 1">
          <text:p/>
        </draw:connector>
        <draw:custom-shape draw:style-name="gr4" draw:text-style-name="P5" xml:id="id6" draw:id="id6" draw:layer="layout" svg:width="3.8cm" svg:height="2.4cm" svg:x="4.2cm" svg:y="12cm">
          <text:p text:style-name="P1">cli.py</text:p>
          <draw:enhanced-geometry svg:viewBox="0 0 21600 21600" draw:type="rectangle" draw:enhanced-path="M 0 0 L 21600 0 21600 21600 0 21600 0 0 Z N"/>
        </draw:custom-shape>
        <draw:custom-shape draw:style-name="gr7" draw:text-style-name="P5" xml:id="id7" draw:id="id7" draw:layer="layout" svg:width="4.9cm" svg:height="2.4cm" svg:x="11.2cm" svg:y="12cm">
          <text:p text:style-name="P1">visualisation.py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6.1cm" svg:y1="12cm" svg:x2="9.8cm" svg:y2="10.9cm" draw:start-shape="id6" draw:end-shape="id3" draw:end-glue-point="2" svg:d="M6100 12000v-550h3700v-550" svg:viewBox="0 0 3701 1101">
          <text:p/>
        </draw:connector>
        <draw:connector draw:style-name="gr5" draw:text-style-name="P6" draw:layer="layout" svg:x1="13.65cm" svg:y1="12cm" svg:x2="9.8cm" svg:y2="10.9cm" draw:start-shape="id7" draw:start-glue-point="0" draw:end-shape="id3" draw:end-glue-point="2" svg:d="M13650 12000v-550h-3850v-550" svg:viewBox="0 0 3851 11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3:12:03.660579121</meta:creation-date>
    <dc:date>2021-03-31T13:37:42.419928457</dc:date>
    <meta:editing-duration>PT25M38S</meta:editing-duration>
    <meta:editing-cycles>3</meta:editing-cycles>
    <meta:generator>LibreOffice/6.4.6.2$Linux_X86_64 LibreOffice_project/40$Build-2</meta:generator>
    <meta:document-statistic meta:object-count="13"/>
  </office:meta>
</office:document-meta>
</file>